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a674" officeooo:paragraph-rsid="0015a674"/>
    </style:style>
    <style:style style:name="P2" style:family="paragraph" style:parent-style-name="Standard">
      <style:text-properties officeooo:rsid="0015a674" officeooo:paragraph-rsid="00166eb4"/>
    </style:style>
    <style:style style:name="P3" style:family="paragraph" style:parent-style-name="Standard">
      <style:text-properties officeooo:rsid="0015a674" officeooo:paragraph-rsid="0016d0a0"/>
    </style:style>
    <style:style style:name="P4" style:family="paragraph" style:parent-style-name="Standard">
      <style:text-properties officeooo:rsid="0015a674" officeooo:paragraph-rsid="0017eebf"/>
    </style:style>
    <style:style style:name="P5" style:family="paragraph" style:parent-style-name="Standard">
      <style:text-properties officeooo:rsid="0015a674" officeooo:paragraph-rsid="001927d7"/>
    </style:style>
    <style:style style:name="P6" style:family="paragraph" style:parent-style-name="Standard">
      <style:text-properties officeooo:rsid="0015a674" officeooo:paragraph-rsid="00199fe3"/>
    </style:style>
    <style:style style:name="P7" style:family="paragraph" style:parent-style-name="Standard">
      <style:text-properties officeooo:rsid="0015a674" officeooo:paragraph-rsid="0019eecb"/>
    </style:style>
    <style:style style:name="P8" style:family="paragraph" style:parent-style-name="Standard">
      <style:text-properties officeooo:rsid="0015a674" officeooo:paragraph-rsid="001bd50e"/>
    </style:style>
    <style:style style:name="P9" style:family="paragraph" style:parent-style-name="Standard">
      <style:text-properties officeooo:rsid="0015a674" officeooo:paragraph-rsid="001c37e1"/>
    </style:style>
    <style:style style:name="P10" style:family="paragraph" style:parent-style-name="Standard">
      <style:text-properties style:font-name="Courier New" fo:font-size="8pt" fo:font-style="normal" fo:font-weight="normal" officeooo:rsid="0015a674" officeooo:paragraph-rsid="00166eb4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text-properties style:font-name="Courier New" fo:font-size="8pt" officeooo:rsid="0015a674" officeooo:paragraph-rsid="0016d0a0" style:font-size-asian="8pt" style:font-size-complex="8pt"/>
    </style:style>
    <style:style style:name="P12" style:family="paragraph" style:parent-style-name="Standard">
      <style:text-properties style:font-name="Courier New" fo:font-size="8pt" officeooo:rsid="0015a674" officeooo:paragraph-rsid="0017eebf" style:font-size-asian="8pt" style:font-size-complex="8pt"/>
    </style:style>
    <style:style style:name="P13" style:family="paragraph" style:parent-style-name="Standard">
      <style:text-properties style:font-name="Courier New" fo:font-size="8pt" officeooo:rsid="0015a674" officeooo:paragraph-rsid="00199fe3" style:font-size-asian="8pt" style:font-size-complex="8pt"/>
    </style:style>
    <style:style style:name="P14" style:family="paragraph" style:parent-style-name="Standard">
      <style:text-properties officeooo:paragraph-rsid="0019eecb"/>
    </style:style>
    <style:style style:name="P15" style:family="paragraph" style:parent-style-name="Standard">
      <style:text-properties fo:font-style="italic" officeooo:rsid="0015a674" officeooo:paragraph-rsid="0015a674" style:font-style-asian="italic" style:font-style-complex="italic"/>
    </style:style>
    <style:style style:name="P16" style:family="paragraph" style:parent-style-name="Footer">
      <style:paragraph-properties fo:text-align="center" style:justify-single-word="false"/>
      <style:text-properties officeooo:paragraph-rsid="001efaae"/>
    </style:style>
    <style:style style:name="P17" style:family="paragraph" style:parent-style-name="Heading_20_4">
      <style:text-properties style:text-underline-style="none"/>
    </style:style>
    <style:style style:name="P18" style:family="paragraph" style:parent-style-name="Title">
      <style:text-properties officeooo:paragraph-rsid="001efaae"/>
    </style:style>
    <style:style style:name="T1" style:family="text">
      <style:text-properties officeooo:rsid="00166eb4"/>
    </style:style>
    <style:style style:name="T2" style:family="text">
      <style:text-properties fo:font-weight="bold" officeooo:rsid="00166eb4" style:font-weight-asian="bold" style:font-weight-complex="bold"/>
    </style:style>
    <style:style style:name="T3" style:family="text">
      <style:text-properties fo:font-weight="bold" officeooo:rsid="0016d0a0" style:font-weight-asian="bold" style:font-weight-complex="bold"/>
    </style:style>
    <style:style style:name="T4" style:family="text">
      <style:text-properties fo:font-weight="bold" officeooo:rsid="00199fe3" style:font-weight-asian="bold" style:font-weight-complex="bold"/>
    </style:style>
    <style:style style:name="T5" style:family="text">
      <style:text-properties fo:font-weight="bold" officeooo:rsid="001927d7" style:font-weight-asian="bold" style:font-weight-complex="bold"/>
    </style:style>
    <style:style style:name="T6" style:family="text">
      <style:text-properties fo:font-weight="bold" officeooo:rsid="0019eecb" style:font-weight-asian="bold" style:font-weight-complex="bold"/>
    </style:style>
    <style:style style:name="T7" style:family="text">
      <style:text-properties fo:font-weight="bold" officeooo:rsid="001bee39" style:font-weight-asian="bold" style:font-weight-complex="bold"/>
    </style:style>
    <style:style style:name="T8" style:family="text">
      <style:text-properties officeooo:rsid="0016d0a0"/>
    </style:style>
    <style:style style:name="T9" style:family="text">
      <style:text-properties fo:font-style="italic" officeooo:rsid="00166eb4" style:font-style-asian="italic" style:font-style-complex="italic"/>
    </style:style>
    <style:style style:name="T10" style:family="text">
      <style:text-properties fo:font-style="italic" officeooo:rsid="0016d0a0" style:font-style-asian="italic" style:font-style-complex="italic"/>
    </style:style>
    <style:style style:name="T11" style:family="text">
      <style:text-properties style:text-underline-style="none" fo:font-weight="bold" officeooo:rsid="00166eb4" style:font-weight-asian="bold" style:font-weight-complex="bold"/>
    </style:style>
    <style:style style:name="T12" style:family="text">
      <style:text-properties officeooo:rsid="0017eebf"/>
    </style:style>
    <style:style style:name="T13" style:family="text">
      <style:text-properties style:font-name="Courier New" fo:font-size="8pt" officeooo:rsid="001927d7" style:font-size-asian="8pt" style:font-size-complex="8pt"/>
    </style:style>
    <style:style style:name="T14" style:family="text">
      <style:text-properties style:font-name="Courier New" fo:font-size="8pt" officeooo:rsid="0019eecb" style:font-size-asian="8pt" style:font-size-complex="8pt"/>
    </style:style>
    <style:style style:name="T15" style:family="text">
      <style:text-properties style:font-name="Courier New" fo:font-size="8pt" fo:font-style="normal" fo:font-weight="normal" officeooo:rsid="00166eb4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officeooo:rsid="001927d7"/>
    </style:style>
    <style:style style:name="T17" style:family="text">
      <style:text-properties officeooo:rsid="00199fe3"/>
    </style:style>
    <style:style style:name="T18" style:family="text">
      <style:text-properties officeooo:rsid="0019eecb"/>
    </style:style>
    <style:style style:name="T19" style:family="text">
      <style:text-properties officeooo:rsid="001bd50e"/>
    </style:style>
    <style:style style:name="T20" style:family="text">
      <style:text-properties officeooo:rsid="001bee39"/>
    </style:style>
    <style:style style:name="T21" style:family="text">
      <style:text-properties officeooo:rsid="001c37e1"/>
    </style:style>
    <style:style style:name="T22" style:family="text">
      <style:text-properties officeooo:rsid="001efa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span text:style-name="T17">Printing Both Text and PDF Files On </text:span><text:span text:style-name="T8">Unix </text:span><text:span text:style-name="T17">Platforms</text:span></text:h>
      <text:p text:style-name="P2"><text:span text:style-name="T1">In Unix use </text:span><text:span text:style-name="T11">lpr</text:span><text:span text:style-name="T1"> to print out both text files and PDF files:</text:span></text:p>
      <text:p text:style-name="P2"><text:span text:style-name="T1"/></text:p>
      <text:p text:style-name="P2"><text:span text:style-name="T1">Note: on PC-BSD and FreeBSD CUPS is installed as the print server, and CUPS supplies replacement utilities for </text:span><text:span text:style-name="T2">lp</text:span><text:span text:style-name="T1"> and </text:span><text:span text:style-name="T2">lpr</text:span><text:span text:style-name="T1">. <text:s/>However the distro managers neglected to remove the old, unconfigured versions of lp and lpr which reside in /usr/bin. <text:s/>The CUPS versions are located in /usr/local/bin, but this folder is listed </text:span><text:span text:style-name="T9">after</text:span><text:span text:style-name="T1"> /usr/bin in the environmental var $PATH, which causes the old versions to be invoked rather than the CUPS versions.</text:span></text:p>
      <text:p text:style-name="P2"><text:span text:style-name="T1"/></text:p>
      <text:p text:style-name="P2"><text:span text:style-name="T1">This problem is fixed in two steps:</text:span></text:p>
      <text:p text:style-name="P2"><text:span text:style-name="T1"/></text:p>
      <text:p text:style-name="P2"><text:span text:style-name="T1">1. Rename all the old lp utilities found in /usr/bin to have an extension like “.orig.bak”</text:span></text:p>
      <text:p text:style-name="P2"><text:span text:style-name="T1"/></text:p>
      <text:p text:style-name="P11"><text:span text:style-name="T1"><text:s text:c="4"/></text:span><text:span text:style-name="T8">mv /usr/bin/lp lp.old.bak</text:span></text:p>
      <text:p text:style-name="P11"><text:span text:style-name="T1"><text:s text:c="4"/></text:span><text:span text:style-name="T8">mv /usr/bin/lpq lpq.old.bak</text:span></text:p>
      <text:p text:style-name="P11"><text:span text:style-name="T1"><text:s text:c="4"/></text:span><text:span text:style-name="T8">mv /usr/bin/lpr lpr.old.bak</text:span></text:p>
      <text:p text:style-name="P11"><text:span text:style-name="T1"><text:s text:c="4"/></text:span><text:span text:style-name="T8">mv /usr/bin/lprm lprm.old.bak</text:span></text:p>
      <text:p text:style-name="P3"><text:span text:style-name="T8"/></text:p>
      <text:p text:style-name="P2"><text:span text:style-name="T1">2. For each user, including Root, edit the ~/.profile script so that the PATH string has the folder /usr/local/bin </text:span><text:span text:style-name="T9">ahead of</text:span><text:span text:style-name="T1"> /usr/bin.</text:span></text:p>
      <text:p text:style-name="P2"><text:span text:style-name="T1"/></text:p>
      <text:p text:style-name="P11"><text:span text:style-name="T8">PATH=/usr/local/share/pcbsd/bin:/sbin:/bin:/usr/sbin:/usr/local/bin:/usr/bin:/usr/games:\$HOME/bin:/usr/local/sbin; export PATH</text:span></text:p>
      <text:p text:style-name="P2"><text:span text:style-name="T1"/></text:p>
      <text:p text:style-name="P3"><text:span text:style-name="T8">See </text:span><text:a xlink:type="simple" xlink:href="http://lists.freebsd.org/pipermail/freebsd-questions/2003-December/029705.html"><text:span text:style-name="T8">http://lists.freebsd.org/pipermail/freebsd-questions/2003-December/029705.html</text:span></text:a><text:span text:style-name="T8"> for details.</text:span></text:p>
      <text:p text:style-name="P1"/>
      <text:p text:style-name="P3"><text:span text:style-name="T8">Thus, to print text or pdf files from the command line:</text:span></text:p>
      <text:p text:style-name="P3"><text:span text:style-name="T8"/></text:p>
      <text:p text:style-name="P12"><text:span text:style-name="T12">[mrathbun@kti-a61 ~]$ lpr /usr/home/mrathbun/KTI/formMailer-1/Saved_TreeViews/TTreeView-2.txt</text:span></text:p>
      <text:p text:style-name="P12"><text:span text:style-name="T12">[mrathbun@kti-a61 ~]$ lpr "KTI Profit and Loss Statement, Jan-Dec 2012.pdf"</text:span></text:p>
      <text:p text:style-name="P4"><text:span text:style-name="T12"/></text:p>
      <text:h text:style-name="P17" text:outline-level="4"><text:span text:style-name="T17">Printing Text Files On </text:span><text:span text:style-name="T8">Windows</text:span></text:h>
      <text:p text:style-name="P1"><text:span text:style-name="T8"/></text:p>
      <text:p text:style-name="P3"><text:span text:style-name="T10">Text files</text:span><text:span text:style-name="T8"> can easily be sent to a networked printer, by using the Windows </text:span><text:span text:style-name="T3">lpr</text:span><text:span text:style-name="T8"> utility. (</text:span><text:span text:style-name="T10">This utility needs to be enabled via Control Panel → Add Windows Programs</text:span><text:span text:style-name="T8">)</text:span></text:p>
      <text:p text:style-name="P1"><text:span text:style-name="T8"/></text:p>
      <text:p text:style-name="P5"><text:span text:style-name="T15">C:\Junk&gt;</text:span><text:span text:style-name="T13">lpr -S 192.168.0.243 -P Brother-MFC-9230CW TestBootINI.txt</text:span></text:p>
      <text:p text:style-name="P1"><text:span text:style-name="T8"/></text:p>
      <text:p text:style-name="P5"><text:span text:style-name="T16">where values for the IP address and printer name for the networked printer are found by typing </text:span><text:span text:style-name="T5">lpstat -s</text:span><text:span text:style-name="T16"> on a Unix command line:</text:span></text:p>
      <text:p text:style-name="P5"><text:span text:style-name="T16"/></text:p>
      <text:p text:style-name="P13"><text:span text:style-name="T17">[mrathbun@kti-a61 ~]$ lpstat -s</text:span></text:p>
      <text:p text:style-name="P13"><text:span text:style-name="T17">system default destination: Brother-MFC-9320CW</text:span></text:p>
      <text:p text:style-name="P13"><text:span text:style-name="T17">device for Brother-MFC-9320CW: socket://192.168.000.243:9100</text:span></text:p>
      <text:p text:style-name="P13"><text:span text:style-name="T17">[mrathbun@kti-a61 ~]$</text:span></text:p>
      <text:p text:style-name="P5"><text:span text:style-name="T16"/></text:p>
      <text:p text:style-name="P5"><text:soft-page-break/><text:span text:style-name="T16"/></text:p>
      <text:p text:style-name="P5"><text:span text:style-name="T16"/></text:p>
      <text:p text:style-name="P6"><text:span text:style-name="T17">Alternately, a text file can simply be sent to </text:span><text:span text:style-name="T18">a physically attached</text:span><text:span text:style-name="T17"> printer by using the </text:span><text:span text:style-name="T4">print</text:span><text:span text:style-name="T17"> command:</text:span></text:p>
      <text:p text:style-name="P5"><text:span text:style-name="T16"/></text:p>
      <text:p text:style-name="P14"><text:span text:style-name="T15">C:\Junk&gt;</text:span><text:span text:style-name="T13">pr</text:span><text:span text:style-name="T14">int </text:span><text:span text:style-name="T13">TestBootINI.txt</text:span></text:p>
      <text:p text:style-name="P5"><text:span text:style-name="T16"/></text:p>
      <text:p text:style-name="P7"><text:span text:style-name="T16">Type </text:span><text:span text:style-name="T5">pr</text:span><text:span text:style-name="T6">int</text:span><text:span text:style-name="T5"> /?</text:span><text:span text:style-name="T16"> at the command prompt to learn about pr</text:span><text:span text:style-name="T18">int</text:span><text:span text:style-name="T16">’s options.</text:span></text:p>
      <text:h text:style-name="Heading_20_4" text:outline-level="4"><text:span text:style-name="T17">Printing PDFs On Windows</text:span></text:h>
      <text:p text:style-name="P5"><text:span text:style-name="T16"/></text:p>
      <text:p text:style-name="P8"><text:span text:style-name="T19">PDF files cannot be printed from the Windows command prompt using any of the utilities mentioned above for printing out text files. <text:s/>PDFs must be printed out from the command prompt by using any number of free utilities, such as Ghostscript, or Foxit Reader, which must be installed specifically.</text:span></text:p>
      <text:p text:style-name="P8"><text:span text:style-name="T19"/></text:p>
      <text:p text:style-name="P8"><text:span text:style-name="T20">Here’s how a fi</text:span>le <text:span text:style-name="T20">was </text:span>sent to network printer via <text:span text:style-name="T20">c</text:span>ommand <text:span text:style-name="T20">p</text:span>rompt <text:span text:style-name="T1">using Foxit Reader’s command line utility, </text:span><text:span text:style-name="T7">Foxit Reader.exe</text:span><text:span text:style-name="T1"> (</text:span><text:span text:style-name="T20">I</text:span><text:span text:style-name="T1">nstalled version 614.0217_enu. </text:span><text:span text:style-name="T20">Earlier versions had a bug and would not print to network printers.</text:span><text:span text:style-name="T1">)</text:span></text:p>
      <text:p text:style-name="P2"><text:span text:style-name="T1"/></text:p>
      <text:p text:style-name="P10"><text:span text:style-name="T1">C</text:span><text:span text:style-name="T1">:\Junk&gt;"C:\Program Files\Foxit Software\Foxit Reader\Foxit Reader.exe" /p LibreOfficeSample.pdf</text:span></text:p>
      <text:p text:style-name="P1"/>
      <text:p text:style-name="P9"><text:span text:style-name="T21">Using a printer shared via Samba is another way to print which requires a different syntax, but not shown in this document.</text:span></text:p>
      <text:p text:style-name="P9"><text:span text:style-name="T21"/></text:p>
      <text:p text:style-name="P15">Note: Be sure to adjust firewall settings <text:span text:style-name="T21">to allow access to the network printer.</text:span> 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paragraph-rsid="001efaae"/>
    </style:style>
    <style:style style:name="MP2" style:family="paragraph" style:parent-style-name="Footer">
      <style:paragraph-properties fo:text-align="center" style:justify-single-word="false"/>
      <style:text-properties officeooo:paragraph-rsid="001efaae"/>
    </style:style>
    <style:style style:name="MT1" style:family="text">
      <style:text-properties officeooo:rsid="0016d0a0"/>
    </style:style>
    <style:style style:name="MT2" style:family="text">
      <style:text-properties officeooo:rsid="00166eb4"/>
    </style:style>
    <style:style style:name="MT3" style:family="text">
      <style:text-properties officeooo:rsid="001efaae"/>
    </style:style>
    <style:page-layout style:name="Mpm1">
      <style:page-layout-properties fo:page-width="8.5in" fo:page-height="11in" style:num-format="1" style:print-orientation="portrait" fo:margin-top="0.5626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P</text:span><text:span text:style-name="MT2">rinting </text:span><text:span text:style-name="MT1">F</text:span><text:span text:style-name="MT2">rom </text:span><text:span text:style-name="MT1">T</text:span><text:span text:style-name="MT2">he </text:span><text:span text:style-name="MT1">C</text:span><text:span text:style-name="MT2">ommandline in Unix and Windows</text:span></text:p>
      </style:header>
      <style:footer>
        <text:p text:style-name="MP2"><text:span text:style-name="MT3"><text:date style:data-style-name="N37" text:date-value="2014-03-25T14:58:51.99" text:fixed="true">03/25/14</text:date></text:span><text:span text:style-name="MT3"> <text:s text:c="126"/>Page </text:span><text:span text:style-name="MT3"><text:page-number text:select-page="current">1</text:page-number></text:span><text:span text:style-name="MT3"> of </text:span><text:span text:style-name="MT3"><text:page-count>2</text:page-count></text:span><text:span text:style-name="MT3"> <text:s text:c="30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07:24:55</meta:creation-date>
    <dc:date>2014-03-25T14:59:40</dc:date>
    <meta:editing-duration>PT2H56M37S</meta:editing-duration>
    <meta:editing-cycles>7</meta:editing-cycles>
    <meta:generator>LibreOffice/4.0.6.2$FreeBSD_X86_64 LibreOffice_project/400m0$Build-2</meta:generator>
    <meta:document-statistic meta:table-count="0" meta:image-count="0" meta:object-count="0" meta:page-count="2" meta:paragraph-count="34" meta:word-count="437" meta:character-count="3195" meta:non-whitespace-character-count="2614"/>
  </office:meta>
</office:document-meta>
</file>